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500000392EA40D299D30F1D1E.png" manifest:media-type="image/png"/>
  <manifest:file-entry manifest:full-path="Pictures/100000010000058C000003B467FCA8BB3B4096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.935cm" svg:height="11.973cm" draw:z-index="0"><draw:image xlink:href="Pictures/100000010000058C000003B467FCA8BB3B4096A4.png" xlink:type="simple" xlink:show="embed" xlink:actuate="onLoad" draw:mime-type="image/png"/></draw:frame><draw:frame draw:style-name="fr1" draw:name="Image2" text:anchor-type="char" svg:x="-0.318cm" svg:y="12.806cm" svg:width="17.75cm" svg:height="12.317cm" draw:z-index="1"><draw:image xlink:href="Pictures/100000010000052500000392EA40D299D30F1D1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5:51:07.780314163</meta:creation-date>
    <dc:date>2023-11-21T15:52:49.293021564</dc:date>
    <meta:editing-duration>PT1M42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